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liJ IDEA</text:p>
      <text:p text:style-name="P2"><text:bookmark text:name="dscexpitem_240561798_3"/>IntelliJ IDEA is a Java integrated development environment for developing computer software. It is developed by JetBrains, and is available as an Apache 2 Licensed community edition, and in a proprietary commercial edition. Both can be used for commercial developmen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2:45:21.44</meta:creation-date>
    <meta:document-statistic meta:table-count="0" meta:image-count="0" meta:object-count="0" meta:page-count="1" meta:paragraph-count="2" meta:word-count="42" meta:character-count="281"/>
    <dc:date>2018-09-10T12:48:11.88</dc:date>
    <dc:creator>d c</dc:creator>
    <meta:editing-duration>PT2M53S</meta:editing-duration>
    <meta:editing-cycles>1</meta:editing-cycles>
    <meta:generator>OpenOffice/4.1.4$Win32 OpenOffice.org_project/414m5$Build-9788</meta:generator>
  </office:meta>
</office:document-meta>
</file>